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3" svg:font-family="Helvetica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2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4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Helvetica1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2" svg:font-family="Helvetica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6" style:family="graphic" style:parent-style-name="standard">
      <style:graphic-properties fo:min-height="11.62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fo:min-height="13.78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42cm" fo:min-width="0cm" fo:padding-top="0.128cm" fo:padding-bottom="0.128cm" fo:padding-left="0.256cm" fo:padding-right="0.256cm" draw:shadow="hidden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.128cm" fo:padding-bottom="0.128cm" fo:padding-left="0.256cm" fo:padding-right="0.256cm" draw:shadow="hidden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9cm" fo:min-width="0cm" fo:padding-top="0.128cm" fo:padding-bottom="0.128cm" fo:padding-left="0.256cm" fo:padding-right="0.256cm" draw:shadow="hidden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94cm" fo:min-width="0cm" fo:padding-top="0.128cm" fo:padding-bottom="0.128cm" fo:padding-left="0.256cm" fo:padding-right="0.256cm" draw:shadow="hidden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3cm" fo:min-width="0cm" fo:padding-top="0.128cm" fo:padding-bottom="0.128cm" fo:padding-left="0.256cm" fo:padding-right="0.256cm" draw:shadow="hidden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42cm" fo:min-width="0cm" fo:padding-top="0.128cm" fo:padding-bottom="0.128cm" fo:padding-left="0.256cm" fo:padding-right="0.256cm" draw:shadow="hidden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48cm" fo:min-width="0cm" fo:padding-top="0.128cm" fo:padding-bottom="0.128cm" fo:padding-left="0.256cm" fo:padding-right="0.256cm" draw:shadow="hidden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576cm" fo:min-width="0cm" fo:padding-top="0.128cm" fo:padding-bottom="0.128cm" fo:padding-left="0.256cm" fo:padding-right="0.256cm" draw:shadow="hidden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25cm" fo:min-width="0cm" fo:padding-top="0.128cm" fo:padding-bottom="0.128cm" fo:padding-left="0.256cm" fo:padding-right="0.256cm" draw:shadow="hidden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379cm" fo:min-width="0cm" fo:padding-top="0.128cm" fo:padding-bottom="0.128cm" fo:padding-left="0.256cm" fo:padding-right="0.256cm" draw:shadow="hidden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41cm" fo:min-width="0cm" fo:padding-top="0.128cm" fo:padding-bottom="0.128cm" fo:padding-left="0.256cm" fo:padding-right="0.256cm" draw:shadow="hidden"/>
      <style:paragraph-properties style:writing-mode="lr-tb"/>
    </style:style>
    <style:style style:name="gr20" style:family="graphic" style:parent-style-name="standard">
      <style:graphic-properties fo:min-height="3.234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836cm" fo:min-width="0cm" fo:padding-top="0.128cm" fo:padding-bottom="0.128cm" fo:padding-left="0.256cm" fo:padding-right="0.256cm" draw:shadow="hidden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313cm" fo:margin-right="0cm" fo:line-height="100%" fo:text-indent="-0.313cm"/>
    </style:style>
    <style:style style:name="P11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3" style:family="paragraph">
      <style:paragraph-properties fo:margin-left="0.313cm" fo:margin-right="0cm" fo:line-height="103%" fo:text-indent="-0.313cm"/>
      <style:text-properties fo:font-size="20pt" style:font-size-asian="18pt" style:font-size-complex="18pt"/>
    </style:style>
    <style:style style:name="P14" style:family="paragraph">
      <style:paragraph-properties fo:margin-left="0.313cm" fo:margin-right="0cm" fo:line-height="100%" fo:text-indent="-0.313cm"/>
      <style:text-properties fo:font-size="20pt" style:font-size-asian="18pt" style:font-size-complex="18pt"/>
    </style:style>
    <style:style style:name="P15" style:family="paragraph"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17" style:family="paragraph">
      <style:paragraph-properties fo:margin-left="0.313cm" fo:margin-right="0cm" fo:line-height="99%" fo:text-indent="-0.313cm"/>
      <style:text-properties fo:font-size="20pt" style:font-size-asian="18pt" style:font-size-complex="18pt"/>
    </style:style>
    <style:style style:name="P18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19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 style:font-size-asian="18pt" style:font-size-complex="18pt"/>
    </style:style>
    <style:style style:name="P21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  <style:text-properties fo:font-size="20pt" style:font-size-asian="18pt" style:font-size-complex="18pt"/>
    </style:style>
    <style:style style:name="P22" style:family="paragraph">
      <style:paragraph-properties fo:margin-left="0.313cm" fo:margin-right="0cm" fo:line-height="103%" fo:text-indent="-0.313cm"/>
      <style:text-properties fo:font-size="20pt"/>
    </style:style>
    <style:style style:name="P23" style:family="paragraph">
      <style:paragraph-properties fo:margin-left="0.313cm" fo:margin-right="0cm" fo:line-height="100%" fo:text-indent="-0.313cm"/>
      <style:text-properties fo:font-size="20pt"/>
    </style:style>
    <style:style style:name="P24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20pt"/>
    </style:style>
    <style:style style:name="P25" style:family="paragraph">
      <style:paragraph-properties fo:margin-left="0.313cm" fo:margin-right="0cm" fo:line-height="91%" fo:text-indent="-0.313cm"/>
      <style:text-properties fo:font-size="20pt"/>
    </style:style>
    <style:style style:name="P26" style:family="paragraph">
      <loext:graphic-properties draw:fill="none" draw:fill-color="#ffffff"/>
      <style:paragraph-properties fo:margin-left="0.313cm" fo:margin-right="0cm" fo:line-height="91%" fo:text-indent="-0.313cm" style:writing-mode="lr-tb"/>
      <style:text-properties fo:font-size="20pt"/>
    </style:style>
    <style:style style:name="P27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20pt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  <style:text-properties fo:font-size="20pt" style:font-size-asian="18pt" style:font-size-complex="18pt"/>
    </style:style>
    <style:style style:name="P29" style:family="paragraph">
      <style:paragraph-properties fo:margin-left="0cm" fo:margin-right="0cm" fo:line-height="91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0pt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line-height="91%" fo:text-indent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0pt" style:font-size-asian="18pt" style:font-size-complex="18pt"/>
    </style:style>
    <style:style style:name="P31" style:family="paragraph">
      <style:paragraph-properties fo:margin-left="0.62cm" fo:margin-right="0cm" fo:line-height="91%" fo:text-indent="-0.3cm"/>
      <style:text-properties fo:font-size="20pt" style:font-size-asian="18pt" style:font-size-complex="18pt"/>
    </style:style>
    <style:style style:name="P32" style:family="paragraph">
      <style:paragraph-properties fo:margin-left="0.62cm" fo:margin-right="0cm" fo:line-height="99%" fo:text-indent="-0.3cm"/>
      <style:text-properties fo:font-size="20pt" style:font-size-asian="18pt" style:font-size-complex="18pt"/>
    </style:style>
    <style:style style:name="P33" style:family="paragraph">
      <style:paragraph-properties fo:margin-left="0.62cm" fo:margin-right="0cm" fo:line-height="91%" fo:text-indent="-0.3cm" style:writing-mode="lr-tb"/>
      <style:text-properties fo:font-size="20pt" style:font-size-asian="18pt" style:font-size-complex="18pt"/>
    </style:style>
    <style:style style:name="P34" style:family="paragraph">
      <style:paragraph-properties fo:margin-left="1.24cm" fo:margin-right="0cm" fo:line-height="99%" fo:text-indent="0cm"/>
      <style:text-properties fo:font-size="20pt"/>
    </style:style>
    <style:style style:name="P35" style:family="paragraph">
      <style:paragraph-properties fo:margin-left="0.313cm" fo:margin-right="0cm" fo:line-height="99%" fo:text-indent="-0.313cm"/>
      <style:text-properties fo:font-size="20pt"/>
    </style:style>
    <style:style style:name="P36" style:family="paragraph">
      <loext:graphic-properties draw:fill="none" draw:fill-color="#ffffff"/>
      <style:paragraph-properties fo:margin-left="1.24cm" fo:margin-right="0cm" fo:line-height="99%" fo:text-indent="0cm" style:writing-mode="lr-tb"/>
      <style:text-properties fo:font-size="20pt" style:font-size-asian="16pt" style:font-size-complex="16pt"/>
    </style:style>
    <style:style style:name="P37" style:family="paragraph">
      <style:paragraph-properties fo:margin-left="0.313cm" fo:margin-right="0cm" fo:line-height="99%" fo:text-indent="-0.313cm"/>
    </style:style>
    <style:style style:name="P38" style:family="paragraph">
      <style:paragraph-properties fo:margin-left="0.313cm" fo:margin-right="0cm" fo:line-height="99%" fo:text-indent="-0.313cm" style:writing-mode="lr-tb"/>
      <style:text-properties style:font-name="Courier New" fo:font-size="18pt"/>
    </style:style>
    <style:style style:name="P39" style:family="paragraph">
      <style:paragraph-properties fo:margin-left="1.24cm" fo:margin-right="0cm" fo:line-height="99%" fo:text-indent="0cm"/>
      <style:text-properties fo:font-size="20pt" style:font-size-asian="18pt" style:font-size-complex="18pt"/>
    </style:style>
    <style:style style:name="P40" style:family="paragraph">
      <style:paragraph-properties fo:margin-left="1.24cm" fo:margin-right="0cm" fo:line-height="99%" fo:text-indent="-0.3cm"/>
      <style:text-properties fo:font-size="20pt" style:font-size-asian="18pt" style:font-size-complex="18pt"/>
    </style:style>
    <style:style style:name="P41" style:family="paragraph">
      <style:paragraph-properties fo:margin-left="0.313cm" fo:margin-right="0cm" fo:line-height="101%" fo:text-indent="-0.313cm"/>
      <style:text-properties fo:font-size="20pt" style:font-size-asian="18pt" style:font-size-complex="18pt"/>
    </style:style>
    <style:style style:name="P42" style:family="paragraph">
      <style:paragraph-properties fo:margin-left="1.24cm" fo:margin-right="0cm" fo:line-height="101%" fo:text-indent="-0.3cm"/>
      <style:text-properties fo:font-size="20pt" style:font-size-asian="18pt" style:font-size-complex="18pt"/>
    </style:style>
    <style:style style:name="P43" style:family="paragraph">
      <style:paragraph-properties fo:margin-left="0.313cm" fo:margin-right="0cm" fo:line-height="102%" fo:text-indent="-0.313cm"/>
      <style:text-properties fo:font-size="20pt" style:font-size-asian="18pt" style:font-size-complex="18pt"/>
    </style:style>
    <style:style style:name="P44" style:family="paragraph">
      <style:paragraph-properties fo:margin-left="1.24cm" fo:margin-right="0cm" fo:line-height="103%" fo:text-indent="-0.3cm"/>
      <style:text-properties fo:font-size="20pt" style:font-size-asian="18pt" style:font-size-complex="18pt"/>
    </style:style>
    <style:style style:name="P45" style:family="paragraph">
      <style:paragraph-properties fo:margin-left="0cm" fo:margin-right="0cm" fo:line-height="101%" fo:text-indent="0cm"/>
      <style:text-properties fo:font-size="20pt" style:font-size-asian="18pt" style:font-size-complex="18pt"/>
    </style:style>
    <style:style style:name="P46" style:family="paragraph">
      <loext:graphic-properties draw:fill="none" draw:fill-color="#ffffff"/>
      <style:paragraph-properties fo:margin-left="1.24cm" fo:margin-right="0cm" fo:line-height="103%" fo:text-indent="-0.3cm" style:writing-mode="lr-tb"/>
      <style:text-properties fo:font-size="20pt" style:font-size-asian="18pt" style:font-size-complex="18pt"/>
    </style:style>
    <style:style style:name="T1" style:family="text">
      <style:text-properties fo:color="#292929" loext:opacity="100%" style:font-name="Helvetica4" fo:font-size="18pt" fo:language="en" fo:country="GB" style:font-name-asian="Gothic" style:font-name-complex="Gothic"/>
    </style:style>
    <style:style style:name="T2" style:family="text">
      <style:text-properties fo:color="#000000" loext:opacity="100%" style:font-name="Helvetica4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loext:opacity="100%" style:font-name="Helvetica4" fo:font-size="20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loext:opacity="100%" style:font-name="Helvetica4" fo:font-size="18pt" fo:language="en" fo:country="GB" style:font-name-asian="Gothic" style:font-size-asian="18pt" style:font-name-complex="Gothic" style:font-size-complex="18pt"/>
    </style:style>
    <style:style style:name="T6" style:family="text">
      <style:text-properties fo:color="#000000" loext:opacity="100%" style:font-name="Helvetica4" fo:font-size="14pt" fo:language="en" fo:country="GB" style:font-name-asian="Gothic" style:font-size-asian="14pt" style:font-name-complex="Gothic" style:font-size-complex="14pt"/>
    </style:style>
    <style:style style:name="T7" style:family="text">
      <style:text-properties style:font-name="Helvetica4" fo:font-size="18pt" fo:language="en" fo:country="GB" style:font-name-asian="Gothic" style:font-size-asian="18pt" style:font-name-complex="Gothic" style:font-size-complex="18pt"/>
    </style:style>
    <style:style style:name="T8" style:family="text">
      <style:text-properties style:font-name="Helvetica4" fo:font-size="14pt" fo:language="en" fo:country="GB" style:font-name-asian="Gothic" style:font-size-asian="14pt" style:font-name-complex="Gothic" style:font-size-complex="14pt"/>
    </style:style>
    <style:style style:name="T9" style:family="text">
      <style:text-properties style:font-name="Helvetica4" fo:font-size="20pt" fo:language="en" fo:country="GB" style:font-name-asian="Gothic" style:font-size-asian="18pt" style:font-name-complex="Gothic" style:font-size-complex="18pt"/>
    </style:style>
    <style:style style:name="T10" style:family="text">
      <style:text-properties fo:color="#000000" loext:opacity="100%" style:font-name="Courier1" fo:font-size="20pt" fo:language="en" fo:country="GB" style:font-name-asian="Gothic" style:font-size-asian="18pt" style:font-name-complex="Gothic" style:font-size-complex="18pt"/>
    </style:style>
    <style:style style:name="T11" style:family="text">
      <style:text-properties style:font-name="Courier2" fo:font-size="20pt" fo:language="en" fo:country="GB" style:font-name-asian="Gothic" style:font-size-asian="18pt" style:font-name-complex="Gothic" style:font-size-complex="18pt"/>
    </style:style>
    <style:style style:name="T12" style:family="text">
      <style:text-properties style:font-name="Courier1" fo:font-size="20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loext:opacity="100%" style:font-name="Courier2" fo:font-size="20pt" fo:language="en" fo:country="GB" style:font-name-asian="Gothic" style:font-size-asian="18pt" style:font-name-complex="Gothic" style:font-size-complex="18pt"/>
    </style:style>
    <style:style style:name="T14" style:family="text">
      <style:text-properties fo:color="#000000" loext:opacity="100%" style:font-name="Helvetica4" fo:font-size="20pt" fo:language="en" fo:country="GB" fo:font-style="italic" style:font-name-asian="Gothic" style:font-size-asian="18pt" style:font-name-complex="Gothic" style:font-size-complex="18pt"/>
    </style:style>
    <style:style style:name="T15" style:family="text">
      <style:text-properties fo:color="#000000" loext:opacity="100%" fo:font-size="12pt" fo:language="en" fo:country="GB" style:font-name-asian="Gothic" style:font-size-asian="12pt" style:font-name-complex="Gothic" style:font-size-complex="12pt"/>
    </style:style>
    <style:style style:name="T16" style:family="text">
      <style:text-properties fo:color="#292929" loext:opacity="100%" style:font-name="Helvetica4" fo:font-size="18pt" fo:language="en" fo:country="GB" style:font-name-asian="Gothic" style:font-size-asian="18pt" style:font-name-complex="Gothic" style:font-size-complex="18pt"/>
    </style:style>
    <style:style style:name="T17" style:family="text">
      <style:text-properties fo:color="#000000" loext:opacity="100%" style:font-name="Helvetica4" fo:font-size="20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8" style:family="text">
      <style:text-properties fo:color="#000000" loext:opacity="100%" style:font-name="Helvetica4" fo:font-size="20pt" fo:language="en" fo:country="GB" style:font-name-asian="Gothic" style:font-size-asian="8pt" style:font-name-complex="Gothic" style:font-size-complex="8pt"/>
    </style:style>
    <style:style style:name="T19" style:family="text">
      <style:text-properties style:font-name="Courier2" fo:font-size="20pt" fo:language="en" fo:country="GB" fo:font-weight="bold" style:font-name-asian="Gothic" style:font-size-asian="18pt" style:font-name-complex="Gothic" style:font-size-complex="18pt"/>
    </style:style>
    <style:style style:name="T20" style:family="text">
      <style:text-properties fo:color="#000000" loext:opacity="100%" style:font-name="Helvetica3" fo:font-size="20pt" fo:language="en" fo:country="GB" style:font-name-asian="Gothic" style:font-size-asian="18pt" style:font-name-complex="Gothic" style:font-size-complex="18pt"/>
    </style:style>
    <style:style style:name="T21" style:family="text">
      <style:text-properties fo:font-size="20pt" style:font-size-asian="18pt" style:font-size-complex="18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4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loext:opacity="100%" style:font-name="Courier1" fo:font-size="20pt" fo:language="en" fo:country="GB" style:font-name-asian="Gothic" style:font-size-asian="16pt" style:font-name-complex="Gothic" style:font-size-complex="16pt"/>
    </style:style>
    <style:style style:name="T25" style:family="text">
      <style:text-properties fo:color="#000000" loext:opacity="100%" style:font-name="Helvetica4" fo:font-size="20pt" fo:language="en" fo:country="GB" style:font-name-asian="Gothic" style:font-size-asian="16pt" style:font-name-complex="Gothic" style:font-size-complex="16pt"/>
    </style:style>
    <style:style style:name="T26" style:family="text">
      <style:text-properties fo:color="#000000" loext:opacity="100%" style:font-name="Helvetica4" fo:font-size="20pt" fo:language="en" fo:country="GB" fo:font-style="italic" fo:font-weight="normal" style:font-name-asian="Gothic" style:font-size-asian="16pt" style:font-style-asian="italic" style:font-weight-asian="normal" style:font-name-complex="Gothic" style:font-size-complex="16pt" style:font-style-complex="italic" style:font-weight-complex="normal"/>
    </style:style>
    <style:style style:name="T27" style:family="text">
      <style:text-properties fo:color="#000000" loext:opacity="100%" style:font-name="Helvetica4" fo:font-size="20pt" fo:language="en" fo:country="GB" fo:font-style="italic" fo:font-weight="bold" style:font-name-asian="Gothic" style:font-size-asian="16pt" style:font-style-asian="italic" style:font-weight-asian="bold" style:font-name-complex="Gothic" style:font-size-complex="16pt" style:font-style-complex="italic" style:font-weight-complex="bold"/>
    </style:style>
    <style:style style:name="T28" style:family="text">
      <style:text-properties fo:color="#000000" loext:opacity="100%" style:font-name="Courier2" fo:font-size="20pt" fo:language="en" fo:country="GB" fo:font-weight="bold" style:font-name-asian="Gothic" style:font-size-asian="18pt" style:font-name-complex="Gothic" style:font-size-complex="18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4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loext:opacity="100%" style:font-name="Courier New" fo:font-size="16pt" fo:language="en" fo:country="GB" style:font-name-asian="Gothic" style:font-size-asian="16pt" style:font-name-complex="Gothic" style:font-size-complex="16pt"/>
    </style:style>
    <style:style style:name="T31" style:family="text">
      <style:text-properties fo:color="#000000" loext:opacity="100%" style:font-name="Helvetica4" fo:font-size="20pt" fo:language="en" fo:country="GB" fo:font-weight="bold" style:font-name-asian="Gothic" style:font-size-asian="18pt" style:font-name-complex="Gothic" style:font-size-complex="18pt"/>
    </style:style>
    <style:style style:name="T32" style:family="text">
      <style:text-properties fo:color="#000000" loext:opacity="100%" style:font-name="Courier2" fo:font-size="20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33" style:family="text">
      <style:text-properties fo:color="#000000" loext:opacity="100%" style:font-name="Helvetica4" fo:font-size="20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11" draw:layer="layout" svg:width="22.332cm" svg:height="11.884cm" svg:x="5.386cm" svg:y="4.166cm">
          <draw:text-box>
            <text:list text:style-name="L1">
              <text:list-item>
                <text:p text:style-name="P9"><text:span text:style-name="T4">von Studenten empfohlen</text:span></text:p>
                <text:list>
                  <text:list-item>
                    <text:p text:style-name="P9"><text:span text:style-name="T4"><text:s/></text:span><text:span text:style-name="T4">Helmut Erlenkötter: C Programmieren von Anfang an</text:span></text:p>
                  </text:list-item>
                  <text:list-item>
                    <text:p text:style-name="P9"><text:span text:style-name="T4"><text:s/>“</text:span><text:span text:style-name="T4">ANSI C for Programmers on UNIX Systems”,</text:span><text:span text:style-name="T5"><text:line-break/></text:span><text:span text:style-name="T5"> </text:span><text:span text:style-name="T6">http://www-h.eng.cam.ac.uk/help/tpl/languages/C/teaching_C/</text:span></text:p>
                  </text:list-item>
                </text:list>
              </text:list-item>
            </text:list>
            <text:p text:style-name="P10"><text:span text:style-name="T7"/></text:p>
            <text:list text:continue-numbering="true" text:style-name="L1">
              <text:list-item>
                <text:p text:style-name="P10"><text:span text:style-name="T4">Standardwerk:</text:span></text:p>
                <text:list>
                  <text:list-item>
                    <text:p text:style-name="P10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10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10"><text:span text:style-name="T4"/></text:p>
            <text:p text:style-name="P10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5" draw:layer="layout" svg:width="22.332cm" svg:height="14.041cm" svg:x="5.386cm" svg:y="4.166cm">
          <draw:text-box>
            <text:list text:style-name="L1">
              <text:list-item>
                <text:p text:style-name="P13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4">Stackmodell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4">Parameterübergabe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4">Rückgabewert auf Stack</text:span></text:p>
              </text:list-item>
            </text:list>
            <text:p text:style-name="P14"><text:span text:style-name="T4"/></text:p>
            <text:list text:continue-numbering="true" text:style-name="L1">
              <text:list-item>
                <text:p text:style-name="P14"><text:span text:style-name="T4">Rücksprungadresse auch auf Stack!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cpp, der Prä-Prozesso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18" draw:layer="layout" svg:width="22.332cm" svg:height="13.098cm" svg:x="5.386cm" svg:y="4.166cm">
          <draw:text-box>
            <text:list text:style-name="L1">
              <text:list-item>
                <text:p text:style-name="P13"><text:span text:style-name="T4">Definition / Ersetzung</text:span><text:span text:style-name="T4"><text:line-break/></text:span><text:span text:style-name="T4"><text:line-break/></text:span><text:span text:style-name="T10">#define kuerzel irgend_ein_langer_text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14"><text:span text:style-name="T4">Test</text:span><text:span text:style-name="T4"><text:line-break/></text:span><text:span text:style-name="T4"><text:line-break/></text:span><text:span text:style-name="T10">#ifdef kuerzel</text:span><text:span text:style-name="T10"><text:line-break/></text:span><text:span text:style-name="T10">...</text:span><text:span text:style-name="T12"><text:line-break/></text:span><text:span text:style-name="T12">#endif</text:span></text:p>
              </text:list-item>
            </text:list>
            <text:p text:style-name="P14"><text:span text:style-name="T11"/></text:p>
            <text:list text:continue-numbering="true" text:style-name="L1">
              <text:list-item>
                <text:p text:style-name="P14"><text:span text:style-name="T4">Inklusion</text:span><text:span text:style-name="T4"><text:line-break/></text:span><text:span text:style-name="T13"><text:line-break/></text:span><text:span text:style-name="T10">#include &lt;namen_einer_anderen_datei.txt&gt;</text:span></text:p>
              </text:list-item>
            </text:list>
            <text:p text:style-name="P17"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Einfache Deklaration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18" draw:layer="layout" svg:width="22.332cm" svg:height="14.117cm" svg:x="5.386cm" svg:y="4.166cm">
          <draw:text-box>
            <text:list text:style-name="L1">
              <text:list-item>
                <text:p text:style-name="P13"><text:span text:style-name="T4">Einfache Typen:</text:span><text:span text:style-name="T4"><text:line-break/></text:span><text:span text:style-name="T4"><text:line-break/></text:span><text:span text:style-name="T13">int, char, long, ...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14"><text:span text:style-name="T4">Deklaration:</text:span><text:span text:style-name="T4"><text:line-break/></text:span><text:span text:style-name="T4"><text:line-break/></text:span><text:span text:style-name="T11">int zahl;</text:span><text:span text:style-name="T11"><text:line-break/></text:span><text:span text:style-name="T11">char buchstabe;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4">Funktionsdefinition:</text:span><text:span text:style-name="T4"><text:line-break/></text:span><text:span text:style-name="T13"><text:line-break/></text:span><text:span text:style-name="T13">int</text:span><text:span text:style-name="T11"> f(int z) { return z + z; }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14"><text:span text:style-name="T4">Parameterübergabe </text:span><text:span text:style-name="T14">immer</text:span><text:span text:style-name="T4"> “by value” auf dem Stack:</text:span><text:span text:style-name="T4"><text:line-break/></text:span><text:span text:style-name="T13"><text:line-break/></text:span><text:span text:style-name="T11">f(zahl)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draw:frame draw:style-name="gr11" draw:text-style-name="P19" draw:layer="layout" svg:width="12.301cm" svg:height="0.765cm" svg:x="5.356cm" svg:y="18.721cm">
          <draw:text-box>
            <text:list text:style-name="L1">
              <text:list-header>
                <text:p text:style-name="P9"><text:span text:style-name="T15">siehe https://en.wikipedia.org/wiki/C_data_types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16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20" draw:layer="layout" svg:width="18.948cm" svg:height="1.425cm" draw:transform="rotate (1.5707963267949) translate (1.865cm 19.973cm)">
          <draw:text-box>
            <text:p text:style-name="P2"><text:span text:style-name="T16">MAS: Betriebssysteme - C Crashkurs</text:span></text:p>
          </draw:text-box>
        </draw:frame>
        <draw:g>
          <draw:rect draw:style-name="gr3" draw:text-style-name="P4" draw:layer="layout" svg:width="4.444cm" svg:height="1.588cm" svg:x="13.089cm" svg:y="1.47cm" draw:corner-radius="0.004cm">
            <text:p/>
          </draw:rect>
          <draw:g>
            <draw:rect draw:style-name="gr3" draw:text-style-name="P4" draw:layer="layout" svg:width="4.453cm" svg:height="1.588cm" svg:x="13.085cm" svg:y="1.47cm" draw:corner-radius="0.004cm">
              <text:p/>
            </draw:rect>
            <draw:rect draw:style-name="gr4" draw:text-style-name="P6" draw:layer="layout" svg:width="4.451cm" svg:height="1.586cm" svg:x="13.086cm" svg:y="1.471cm">
              <text:p text:style-name="P5"><text:span text:style-name="T2">Pointe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18" draw:layer="layout" svg:width="22.332cm" svg:height="15.75cm" svg:x="5.386cm" svg:y="4.166cm">
          <draw:text-box>
            <text:list text:style-name="L1">
              <text:list-item>
                <text:p text:style-name="P13"><text:span text:style-name="T4">Pointer:</text:span><text:span text:style-name="T4"><text:line-break/></text:span><text:span text:style-name="T4"><text:line-break/></text:span><text:span text:style-name="T13">int*, char*, long*, ...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21"><text:span text:style-name="T4">Deklaration</text:span><text:span text:style-name="T4"><text:line-break/></text:span><text:span text:style-name="T4"><text:line-break/></text:span><text:span text:style-name="T11">int* <text:s/>zahl_p;</text:span><text:span text:style-name="T11"><text:line-break/></text:span><text:span text:style-name="T11">char* buchstaben_p;</text:span><text:span text:style-name="T11"><text:tab/></text:span><text:span text:style-name="T11"><text:tab/></text:span><text:span text:style-name="T11">/* oft ein Pointer auf</text:span></text:p>
              </text:list-item>
            </text:list>
            <text:p text:style-name="P14"><text:span text:style-name="T11"><text:s text:c="28"/></text:span><text:span text:style-name="T11">einen String! <text:s text:c="6"/>*/</text:span></text:p>
            <text:list text:continue-numbering="true" text:style-name="L1">
              <text:list-item>
                <text:p text:style-name="P14"><text:span text:style-name="T4">Funktionsdeklaration:</text:span><text:span text:style-name="T4"><text:line-break/></text:span><text:span text:style-name="T13"><text:line-break/></text:span><text:span text:style-name="T11">void f(int* z_p);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14"><text:span text:style-name="T4">Übergeben wird </text:span><text:span text:style-name="T14">immer</text:span><text:span text:style-name="T4"> Wert (d.h. hier wird </text:span><text:span text:style-name="T17">Adresse</text:span><text:span text:style-name="T4"> als </text:span><text:span text:style-name="T14">Wert </text:span><text:span text:style-name="T4">übergeben):</text:span><text:span text:style-name="T4"><text:line-break/></text:span><text:span text:style-name="T13"><text:line-break/></text:span><text:span text:style-name="T11">f(zahl_p);</text:span></text:p>
              </text:list-item>
            </text:list>
            <text:p text:style-name="P17"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354cm" svg:height="1.588cm" svg:x="10.637cm" svg:y="1.47cm" draw:corner-radius="0.004cm">
            <text:p/>
          </draw:rect>
          <draw:g>
            <draw:rect draw:style-name="gr3" draw:text-style-name="P4" draw:layer="layout" svg:width="9.387cm" svg:height="1.588cm" svg:x="10.623cm" svg:y="1.47cm" draw:corner-radius="0.004cm">
              <text:p/>
            </draw:rect>
            <draw:rect draw:style-name="gr4" draw:text-style-name="P6" draw:layer="layout" svg:width="9.385cm" svg:height="1.586cm" svg:x="10.624cm" svg:y="1.471cm">
              <text:p text:style-name="P5"><text:span text:style-name="T2">Dereferenzier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24" draw:layer="layout" svg:width="22.332cm" svg:height="15.886cm" svg:x="5.386cm" svg:y="4.166cm">
          <draw:text-box>
            <text:list text:style-name="L1">
              <text:list-item>
                <text:p text:style-name="P22"><text:span text:style-name="T4">mehrere Bedeutungen des Stern Operators</text:span></text:p>
                <text:p text:style-name="P22"><text:span text:style-name="T18"/></text:p>
              </text:list-item>
              <text:list-item>
                <text:p text:style-name="P23"><text:span text:style-name="T4">Deklaration eines Pointers:</text:span><text:span text:style-name="T4"><text:line-break/></text:span><text:span text:style-name="T4"><text:line-break/></text:span><text:span text:style-name="T4">char</text:span><text:span text:style-name="T11">* buchstaben_p = "p";</text:span><text:span text:style-name="T11"><text:line-break/></text:span><text:span text:style-name="T11"><text:line-break/></text:span><text:span text:style-name="T9">(Achtung: String!)</text:span><text:span text:style-name="T11"><text:line-break/></text:span><text:span text:style-name="T11"/></text:p>
              </text:list-item>
              <text:list-item>
                <text:p text:style-name="P23"><text:span text:style-name="T4">Dereferenzierung:</text:span><text:span text:style-name="T4"><text:line-break/></text:span><text:span text:style-name="T4"><text:line-break/></text:span><text:span text:style-name="T4">char</text:span><text:span text:style-name="T11"> buchstabe;</text:span><text:span text:style-name="T11"><text:line-break/></text:span><text:span text:style-name="T11">buchstabe = *</text:span><text:span text:style-name="T19">buchstaben_p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353cm" svg:height="1.588cm" svg:x="10.637cm" svg:y="1.47cm" draw:corner-radius="0.004cm">
            <text:p/>
          </draw:rect>
          <draw:g>
            <draw:rect draw:style-name="gr3" draw:text-style-name="P4" draw:layer="layout" svg:width="9.388cm" svg:height="1.588cm" svg:x="10.622cm" svg:y="1.47cm" draw:corner-radius="0.004cm">
              <text:p/>
            </draw:rect>
            <draw:rect draw:style-name="gr4" draw:text-style-name="P6" draw:layer="layout" svg:width="9.386cm" svg:height="1.586cm" svg:x="10.623cm" svg:y="1.471cm">
              <text:p text:style-name="P5"><text:span text:style-name="T2">Operatoren Reihenfolg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18" draw:layer="layout" svg:width="22.332cm" svg:height="15.886cm" svg:x="5.386cm" svg:y="4.166cm">
          <draw:text-box>
            <text:list text:style-name="L1">
              <text:list-item>
                <text:p text:style-name="P13"><text:span text:style-name="T4">Operatoren Reihenfolge, Achtung "C Code":</text:span><text:span text:style-name="T4"><text:line-break/></text:span><text:span text:style-name="T4"><text:line-break/></text:span><text:span text:style-name="T11">for(;*to++ = *from++;);</text:span><text:span text:style-name="T11"><text:line-break/></text:span><text:span text:style-name="T11"><text:line-break/></text:span><text:span text:style-name="T11">“++” </text:span><text:span text:style-name="T4">bindet stärker als </text:span><text:span text:style-name="T13">“*”</text:span><text:span text:style-name="T13"><text:line-break/></text:span><text:span text:style-name="T13">“++” </text:span><text:span text:style-name="T20">ist ein Postinkrement: gib Wert zurück, erhöht</text:span><text:span text:style-name="T13"> </text:span></text:p>
              </text:list-item>
            </text:list>
            <text:p text:style-name="P17"><text:span text:style-name="T2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267cm" svg:height="1.588cm" svg:x="11.18cm" svg:y="1.47cm" draw:corner-radius="0.004cm">
            <text:p/>
          </draw:rect>
          <draw:g>
            <draw:rect draw:style-name="gr3" draw:text-style-name="P4" draw:layer="layout" svg:width="8.29cm" svg:height="1.588cm" svg:x="11.171cm" svg:y="1.47cm" draw:corner-radius="0.004cm">
              <text:p/>
            </draw:rect>
            <draw:rect draw:style-name="gr4" draw:text-style-name="P6" draw:layer="layout" svg:width="8.288cm" svg:height="1.586cm" svg:x="11.172cm" svg:y="1.471cm">
              <text:p text:style-name="P5"><text:span text:style-name="T2">Referenzier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18" draw:layer="layout" svg:width="22.332cm" svg:height="16.498cm" svg:x="5.386cm" svg:y="4.166cm">
          <draw:text-box>
            <text:list text:style-name="L1">
              <text:list-item>
                <text:p text:style-name="P13"><text:span text:style-name="T4">Operator "&amp;":</text:span><text:span text:style-name="T4"><text:line-break/></text:span><text:span text:style-name="T4"><text:line-break/></text:span><text:span text:style-name="T13">int z;</text:span><text:span text:style-name="T13"><text:line-break/></text:span><text:span text:style-name="T13">int* z_p;</text:span><text:span text:style-name="T13"><text:line-break/></text:span><text:span text:style-name="T13"><text:line-break/></text:span><text:span text:style-name="T13">z=7;</text:span><text:span text:style-name="T13"><text:line-break/></text:span><text:span text:style-name="T13">z_p = &amp;z;</text:span><text:span text:style-name="T13"><text:line-break/></text:span><text:span text:style-name="T13">*z_p = 9;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17"><text:span text:style-name="T13">void f(int* i);</text:span><text:span text:style-name="T13"><text:line-break/></text:span><text:span text:style-name="T13"><text:line-break/></text:span><text:span text:style-name="T13">int z;</text:span><text:span text:style-name="T13"><text:line-break/></text:span><text:span text:style-name="T13">f(&amp;z);</text:span></text:p>
              </text:list-item>
            </text:list>
            <text:p text:style-name="P17"><text:span text:style-name="T11"/></text:p>
            <text:list text:continue-numbering="true" text:style-name="L1">
              <text:list-item>
                <text:p text:style-name="P14"><text:span text:style-name="T4">Achtung:</text:span><text:span text:style-name="T4"><text:line-break/></text:span><text:span text:style-name="T4"><text:line-break/></text:span><text:span text:style-name="T11">int z1, z2, z3;</text:span><text:span text:style-name="T11"><text:line-break/></text:span><text:span text:style-name="T11">z3 = z1 &amp; z2;</text:span><text:span text:style-name="T11"><text:tab/></text:span><text:span text:style-name="T11"><text:tab/></text:span><text:span text:style-name="T11">/* bitweise und-Verknüpfung */</text:span></text:p>
              </text:list-item>
            </text:list>
            <text:p text:style-name="P17"><text:span text:style-name="T11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26" draw:layer="layout" svg:width="22.332cm" svg:height="15.904cm" svg:x="5.386cm" svg:y="4.166cm">
          <draw:text-box>
            <text:list text:style-name="L1">
              <text:list-item>
                <text:p text:style-name="P25"><text:span text:style-name="T13">char c[20];</text:span><text:span text:style-name="T13"><text:line-break/></text:span><text:span text:style-name="T13"><text:line-break/></text:span><text:span text:style-name="T4">oft als String verwendet. Dann mit '\0' abgeschlossen:</text:span><text:span text:style-name="T13"><text:line-break/></text:span><text:span text:style-name="T13"><text:line-break/></text:span><text:span text:style-name="T13">char ca[2] = "a";</text:span><text:span text:style-name="T13"><text:line-break/></text:span><text:span text:style-name="T13">char cb[2];</text:span><text:span text:style-name="T13"><text:line-break/></text:span><text:span text:style-name="T13"><text:line-break/></text:span><text:span text:style-name="T13">cb[0] = 'b';</text:span><text:span text:style-name="T13"><text:line-break/></text:span><text:span text:style-name="T13">cb[1] = '\0';</text:span><text:span text:style-name="T13"><text:line-break/></text:span><text:span text:style-name="T13"/></text:p>
              </text:list-item>
              <text:list-item>
                <text:p text:style-name="P25"><text:span text:style-name="T4">beachte verschiedene </text:span><text:span text:style-name="T4">Anführungszeichen</text:span><text:span text:style-name="T4">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26" draw:layer="layout" svg:width="22.332cm" svg:height="15.904cm" svg:x="5.386cm" svg:y="4.166cm">
          <draw:text-box>
            <text:list text:style-name="L1">
              <text:list-item>
                <text:p text:style-name="P25"><text:span text:style-name="T22">optional für diejenigen, welche C tiefer lernen möchten: die folgenden beiden “</text:span><text:span text:style-name="T23">printf</text:span><text:span text:style-name="T22">”'s sind identisch:</text:span><text:span text:style-name="T22"><text:line-break/></text:span><text:span text:style-name="T22"><text:line-break/></text:span><text:span text:style-name="T23">char z[10];</text:span><text:span text:style-name="T23"><text:line-break/></text:span><text:span text:style-name="T23"><text:line-break/></text:span><text:span text:style-name="T23">print (“ z: %p”, <text:s/>z);</text:span><text:span text:style-name="T23"><text:line-break/></text:span><text:span text:style-name="T24">print (“&amp;z: %p”, &amp;z);</text:span><text:span text:style-name="T25"><text:line-break/></text:span><text:span text:style-name="T25"><text:line-break/></text:span><text:span text:style-name="T25">D.h. also, dass die alleinstehende </text:span><text:span text:style-name="T26">Array</text:span><text:span text:style-name="T25"> Variable '</text:span><text:span text:style-name="T24">z</text:span><text:span text:style-name="T25">' die </text:span><text:span text:style-name="T27">Adresse</text:span><text:span text:style-name="T25"> bezeichnet, wo das Array abgespeichert ist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3">
          <draw:page-thumbnail draw:layer="layout" svg:width="0.004cm" svg:height="0.004cm" svg:x="0cm" svg:y="0.9cm" draw:page-number="10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102cm" svg:height="1.588cm" svg:x="13.267cm" svg:y="1.47cm" draw:corner-radius="0.004cm">
            <text:p/>
          </draw:rect>
          <draw:g>
            <draw:rect draw:style-name="gr3" draw:text-style-name="P4" draw:layer="layout" svg:width="4.111cm" svg:height="1.588cm" svg:x="13.263cm" svg:y="1.47cm" draw:corner-radius="0.004cm">
              <text:p/>
            </draw:rect>
            <draw:rect draw:style-name="gr4" draw:text-style-name="P6" draw:layer="layout" svg:width="4.109cm" svg:height="1.586cm" svg:x="13.264cm" svg:y="1.471cm">
              <text:p text:style-name="P5"><text:span text:style-name="T2">Arrays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18" draw:layer="layout" svg:width="22.332cm" svg:height="15.904cm" svg:x="5.386cm" svg:y="4.166cm">
          <draw:text-box>
            <text:list text:style-name="L1">
              <text:list-item>
                <text:p text:style-name="P13"><text:span text:style-name="T4">Jedoch:</text:span><text:span text:style-name="T4"><text:line-break/></text:span><text:span text:style-name="T4"><text:line-break/></text:span><text:span text:style-name="T13">$ cat -n kak.c</text:span><text:span text:style-name="T13"><text:line-break/></text:span><text:span text:style-name="T13"> <text:s text:c="4"/>1 <text:s/>void f(char a[]);</text:span><text:span text:style-name="T13"><text:line-break/></text:span><text:span text:style-name="T13"> <text:s text:c="4"/>2 <text:s/>void g(char a[20]);</text:span><text:span text:style-name="T13"><text:line-break/></text:span><text:span text:style-name="T13"> <text:s text:c="4"/>3</text:span><text:span text:style-name="T13"><text:line-break/></text:span><text:span text:style-name="T13"> <text:s text:c="4"/>4 <text:s/>main() {</text:span><text:span text:style-name="T13"><text:line-break/></text:span><text:span text:style-name="T13"> <text:s text:c="4"/>5 <text:s text:c="3"/>char a[];</text:span><text:span text:style-name="T13"><text:line-break/></text:span><text:span text:style-name="T13"> <text:s text:c="4"/>6 <text:s/>}</text:span><text:span text:style-name="T13"><text:line-break/></text:span><text:span text:style-name="T13"><text:line-break/></text:span><text:span text:style-name="T11">$ gcc kak.c</text:span><text:span text:style-name="T11"><text:line-break/></text:span><text:span text:style-name="T11">kak.c: In function `main':</text:span><text:span text:style-name="T11"><text:line-break/></text:span><text:span text:style-name="T11">kak.c:5: array size missing in `a'</text:span><text:span text:style-name="T11"><text:line-break/></text:span><text:span text:style-name="T11"/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6.217cm" svg:height="1.588cm" svg:x="12.209cm" svg:y="1.47cm" draw:corner-radius="0.004cm">
            <text:p/>
          </draw:rect>
          <draw:g>
            <draw:rect draw:style-name="gr3" draw:text-style-name="P4" draw:layer="layout" svg:width="6.233cm" svg:height="1.588cm" svg:x="12.199cm" svg:y="1.47cm" draw:corner-radius="0.004cm">
              <text:p/>
            </draw:rect>
            <draw:rect draw:style-name="gr4" draw:text-style-name="P6" draw:layer="layout" svg:width="6.23cm" svg:height="1.586cm" svg:x="12.2cm" svg:y="1.471cm">
              <text:p text:style-name="P5"><text:span text:style-name="T2">Struktur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28" draw:layer="layout" svg:width="22.332cm" svg:height="16.832cm" svg:x="5.386cm" svg:y="4.166cm">
          <draw:text-box>
            <text:p text:style-name="P27"><text:span text:style-name="T13">struct my_struct {</text:span><text:span text:style-name="T13"><text:line-break/></text:span><text:span text:style-name="T13"> <text:s/>int <text:s/>a;</text:span><text:span text:style-name="T13"><text:line-break/></text:span><text:span text:style-name="T13"> <text:s/>char b;</text:span><text:span text:style-name="T13"><text:line-break/></text:span><text:span text:style-name="T13"> <text:s text:c="16"/>} s1;</text:span><text:span text:style-name="T13"><text:line-break/></text:span><text:span text:style-name="T13"><text:line-break/></text:span><text:span text:style-name="T13">struct my_struct <text:s/>s2;</text:span><text:span text:style-name="T13"><text:line-break/></text:span><text:span text:style-name="T13"><text:line-break/></text:span><text:span text:style-name="T13">struct my_struct* s2_p;</text:span><text:span text:style-name="T13"><text:line-break/></text:span><text:span text:style-name="T13"><text:line-break/></text:span><text:span text:style-name="T13">main() {</text:span><text:span text:style-name="T13"><text:line-break/></text:span><text:span text:style-name="T13"> <text:s/>s1.a = 2;</text:span><text:span text:style-name="T13"><text:line-break/></text:span><text:span text:style-name="T13"> <text:s/>s2.b = 'z';</text:span><text:span text:style-name="T13"><text:line-break/></text:span><text:span text:style-name="T13"><text:line-break/></text:span><text:span text:style-name="T13"> <text:s/>s2_p = &amp;s2;</text:span><text:span text:style-name="T13"><text:line-break/></text:span><text:span text:style-name="T13"> <text:s/>(*s2_p).a = 3;</text:span><text:span text:style-name="T13"><text:line-break/></text:span><text:span text:style-name="T13"> <text:s/></text:span><text:span text:style-name="T28">s2_p-&gt;a</text:span><text:span text:style-name="T13"> <text:s text:c="2"/>= 3;</text:span><text:span text:style-name="T13"><text:tab/></text:span><text:span text:style-name="T13"><text:tab/></text:span><text:span text:style-name="T13">/* gleich wie eben, aber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leichter zu lesen <text:s text:c="5"/>*/</text:span><text:span text:style-name="T13"><text:line-break/></text:span><text:span text:style-name="T11">}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987cm" svg:height="1.588cm" svg:x="12.829cm" svg:y="1.47cm" draw:corner-radius="0.004cm">
            <text:p/>
          </draw:rect>
          <draw:g>
            <draw:rect draw:style-name="gr3" draw:text-style-name="P4" draw:layer="layout" svg:width="5.001cm" svg:height="1.588cm" svg:x="12.825cm" svg:y="1.47cm" draw:corner-radius="0.004cm">
              <text:p/>
            </draw:rect>
            <draw:rect draw:style-name="gr4" draw:text-style-name="P6" draw:layer="layout" svg:width="4.999cm" svg:height="1.586cm" svg:x="12.826cm" svg:y="1.471cm">
              <text:p text:style-name="P5"><text:span text:style-name="T2">Typedef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18" draw:layer="layout" svg:width="22.332cm" svg:height="9.281cm" svg:x="5.386cm" svg:y="4.166cm">
          <draw:text-box>
            <text:list text:style-name="L1">
              <text:list-item>
                <text:p text:style-name="P13"><text:span text:style-name="T29">Alias, "neuen, </text:span><text:span text:style-name="T4">'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13"><text:line-break/></text:span><text:span text:style-name="T13"><text:line-break/></text:span><text:span text:style-name="T13">typedef struct my_struct* my_struct_p;</text:span><text:span text:style-name="T13"><text:line-break/></text:span><text:span text:style-name="T13"><text:line-break/></text:span><text:span text:style-name="T13">my_struct_p m_p;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642cm" svg:height="1.588cm" svg:x="10.503cm" svg:y="1.47cm" draw:corner-radius="0.004cm">
            <text:p/>
          </draw:rect>
          <draw:g>
            <draw:rect draw:style-name="gr3" draw:text-style-name="P4" draw:layer="layout" svg:width="9.661cm" svg:height="1.588cm" svg:x="10.493cm" svg:y="1.47cm" draw:corner-radius="0.004cm">
              <text:p/>
            </draw:rect>
            <draw:rect draw:style-name="gr4" draw:text-style-name="P6" draw:layer="layout" svg:width="9.659cm" svg:height="1.586cm" svg:x="10.494cm" svg:y="1.471cm">
              <text:p text:style-name="P5"><text:span text:style-name="T2">Funktionspointe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30" draw:layer="layout" svg:width="22.332cm" svg:height="10.635cm" svg:x="5.386cm" svg:y="4.166cm">
          <draw:text-box>
            <text:p text:style-name="P29"><text:span text:style-name="T13">void f(int a) {</text:span><text:span text:style-name="T13"><text:line-break/></text:span><text:span text:style-name="T13"> <text:s/>printf("the number is %d\n", a);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void exec(void function(int a), int argument) {</text:span><text:span text:style-name="T13"><text:line-break/></text:span><text:span text:style-name="T13"> <text:s/>function(argument);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main() {</text:span><text:span text:style-name="T13"><text:line-break/></text:span><text:span text:style-name="T13"> <text:s/>exec(f, 3);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757cm" svg:height="1.588cm" svg:x="10.944cm" svg:y="1.47cm" draw:corner-radius="0.004cm">
            <text:p/>
          </draw:rect>
          <draw:g>
            <draw:rect draw:style-name="gr3" draw:text-style-name="P4" draw:layer="layout" svg:width="8.771cm" svg:height="1.588cm" svg:x="10.94cm" svg:y="1.47cm" draw:corner-radius="0.004cm">
              <text:p/>
            </draw:rect>
            <draw:rect draw:style-name="gr4" draw:text-style-name="P6" draw:layer="layout" svg:width="8.769cm" svg:height="1.586cm" svg:x="10.941cm" svg:y="1.471cm">
              <text:p text:style-name="P5"><text:span text:style-name="T2">Kombination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18" draw:layer="layout" svg:width="22.332cm" svg:height="9.281cm" svg:x="5.386cm" svg:y="4.166cm">
          <draw:text-box>
            <text:list text:style-name="L1">
              <text:list-item>
                <text:p text:style-name="P13"><text:span text:style-name="T4">möglich!</text:span></text:p>
              </text:list-item>
              <text:list-item>
                <text:p text:style-name="P14"><text:span text:style-name="T4">Pointer auf Pointer</text:span></text:p>
              </text:list-item>
              <text:list-item>
                <text:p text:style-name="P14"><text:span text:style-name="T4">Pointer auf Struktur</text:span></text:p>
              </text:list-item>
              <text:list-item>
                <text:p text:style-name="P14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33" draw:layer="layout" svg:width="22.332cm" svg:height="11.884cm" svg:x="5.386cm" svg:y="4.166cm">
          <draw:text-box>
            <text:p text:style-name="P31"><text:span text:style-name="T13">int b;</text:span></text:p>
            <text:p text:style-name="P32"><text:span text:style-name="T13">int* b_p;</text:span></text:p>
            <text:p text:style-name="P32"><text:span text:style-name="T11"/></text:p>
            <text:p text:style-name="P32"><text:span text:style-name="T13">b_p = &amp;b;</text:span></text:p>
            <text:p text:style-name="P17"><text:span text:style-name="T11"/></text:p>
            <text:p text:style-name="P14"><text:span text:style-name="T4">Wert übergeben:</text:span></text:p>
            <text:p text:style-name="P17"><text:span text:style-name="T11"/></text:p>
            <text:p text:style-name="P32"><text:span text:style-name="T13">void f(int x);</text:span></text:p>
            <text:p text:style-name="P32"><text:span text:style-name="T13">f(b);</text:span></text:p>
            <text:p text:style-name="P17"><text:span text:style-name="T13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8" draw:layer="layout" svg:width="11.441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9" draw:text-style-name="P36" draw:layer="layout" svg:width="22.841cm" svg:height="16.997cm" svg:x="5.386cm" svg:y="4.166cm">
          <draw:text-box>
            <text:p text:style-name="P34"><text:span text:style-name="T30">int b;</text:span></text:p>
            <text:p text:style-name="P34"><text:span text:style-name="T30">int* b_p;</text:span></text:p>
            <text:p text:style-name="P34"/>
            <text:p text:style-name="P34"><text:span text:style-name="T30">b_p = &amp;b;</text:span></text:p>
            <text:p text:style-name="P34"/>
            <text:p text:style-name="P34"><text:span text:style-name="T30">void f_(int* x) { *x = 7; }</text:span></text:p>
            <text:p text:style-name="P35"/>
            <text:p text:style-name="P34"><text:span text:style-name="T30">f_(b_p);</text:span></text:p>
            <text:p text:style-name="P34"/>
            <text:p text:style-name="P34"><text:span text:style-name="T30">struct s {</text:span></text:p>
            <text:p text:style-name="P34"><text:span text:style-name="T30"><text:s text:c="2"/></text:span><text:span text:style-name="T30">...</text:span></text:p>
            <text:p text:style-name="P34"><text:span text:style-name="T30">} s_i;</text:span></text:p>
            <text:p text:style-name="P34"/>
            <text:p text:style-name="P34"><text:span text:style-name="T30">void g(struct s ss); <text:s text:c="2"/>/* hier wird die ganze <text:s/>*/</text:span></text:p>
            <text:p text:style-name="P34"><text:span text:style-name="T30">g(s_i); <text:s text:c="15"/>/* Struktur als Wert <text:s text:c="3"/>*/</text:span></text:p>
            <text:p text:style-name="P34"><text:span text:style-name="T30"><text:s text:c="23"/></text:span><text:span text:style-name="T30">/* übergeben <text:s text:c="11"/>*/</text:span></text:p>
            <text:p text:style-name="P34"/>
            <text:p text:style-name="P34"><text:span text:style-name="T30">void g_(struct s* sp); /* hier wird jedoch <text:s text:c="4"/>*/</text:span></text:p>
            <text:p text:style-name="P34"><text:span text:style-name="T30">g(&amp;s_i); <text:s text:c="14"/>/* nur ein Pointer <text:s text:c="5"/>*/</text:span></text:p>
            <text:p text:style-name="P34"><text:span text:style-name="T30"><text:s text:c="23"/></text:span><text:span text:style-name="T30">/* übergeben <text:s text:c="11"/>*/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draw:frame draw:style-name="gr20" draw:text-style-name="P38" draw:layer="layout" svg:width="10.967cm" svg:height="3.49cm" svg:x="15.404cm" svg:y="3.837cm">
          <draw:text-box>
            <text:p text:style-name="P37"><text:span text:style-name="T5">Pointer auf Wert übergeben</text:span><text:span text:style-name="T5"><text:line-break/></text:span><text:span text:style-name="T5">- Wert ändern</text:span><text:span text:style-name="T5"><text:line-break/></text:span><text:span text:style-name="T5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7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Funktionsaufruf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1" draw:text-style-name="P18" draw:layer="layout" svg:width="22.332cm" svg:height="15.092cm" svg:x="5.386cm" svg:y="4.166cm">
          <draw:text-box>
            <text:p text:style-name="P13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7"><text:span text:style-name="T11"/></text:p>
            <text:p text:style-name="P39"><text:span text:style-name="T13">int* b_p;</text:span></text:p>
            <text:p text:style-name="P39"><text:span text:style-name="T11"/></text:p>
            <text:p text:style-name="P39"><text:span text:style-name="T13">void f(int** b_pp) {</text:span></text:p>
            <text:p text:style-name="P39"><text:span text:style-name="T13"><text:s text:c="2"/></text:span><text:span text:style-name="T13">int* i_p;</text:span></text:p>
            <text:p text:style-name="P39"><text:span text:style-name="T11"/></text:p>
            <text:p text:style-name="P39"><text:span text:style-name="T13"><text:s text:c="2"/></text:span><text:span text:style-name="T13">i_p = (int* )malloc(sizeof(int));</text:span></text:p>
            <text:p text:style-name="P39"><text:span text:style-name="T13"><text:s text:c="2"/></text:span><text:span text:style-name="T13">*i_p = 7;</text:span></text:p>
            <text:p text:style-name="P39"><text:span text:style-name="T11"/></text:p>
            <text:p text:style-name="P39"><text:span text:style-name="T13"><text:s text:c="2"/></text:span><text:span text:style-name="T13">*b_pp = i_p;</text:span></text:p>
            <text:p text:style-name="P39"><text:span text:style-name="T13">}</text:span></text:p>
            <text:p text:style-name="P39"><text:span text:style-name="T13"/></text:p>
            <text:p text:style-name="P39"><text:span text:style-name="T13">f(&amp;b_p);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18" draw:layer="layout" svg:width="22.332cm" svg:height="15.638cm" svg:x="5.386cm" svg:y="4.166cm">
          <draw:text-box>
            <text:p text:style-name="P13"><text:span text:style-name="T31">gcc</text:span></text:p>
            <text:p text:style-name="P13"><text:span text:style-name="T4"><text:s/></text:span><text:span text:style-name="T4">C Compiler</text:span></text:p>
            <text:p text:style-name="P13"><text:span text:style-name="T4"><text:s/></text:span><text:span text:style-name="T4">ruft automatisch Linker auf</text:span></text:p>
            <text:p text:style-name="P13"><text:span text:style-name="T4"/></text:p>
            <text:p text:style-name="P40"><text:span text:style-name="T13">$ ls</text:span></text:p>
            <text:p text:style-name="P40"><text:span text:style-name="T13">prog.c</text:span></text:p>
            <text:p text:style-name="P40"><text:span text:style-name="T13">$ gcc prog.c</text:span></text:p>
            <text:p text:style-name="P40"><text:span text:style-name="T13">$ ls</text:span></text:p>
            <text:p text:style-name="P40"><text:span text:style-name="T13">prog.c <text:s text:c="3"/>a.out</text:span></text:p>
            <text:p text:style-name="P40"><text:span text:style-name="T13">$ ./a.out</text:span></text:p>
            <text:p text:style-name="P40"><text:span text:style-name="T13">[compiliertes prog.c wird ausgeführt]</text:span></text:p>
            <text:p text:style-name="P17"><text:span text:style-name="T11"/></text:p>
            <text:p text:style-name="P13"><text:span text:style-name="T4">mehr Info:</text:span></text:p>
            <text:p text:style-name="P41"><text:span text:style-name="T13"/></text:p>
            <text:p text:style-name="P42"><text:span text:style-name="T13">$ man gcc</text:span></text:p>
            <text:p text:style-name="P42"><text:span text:style-name="T13">$ info gcc</text:span></text:p>
            <text:p text:style-name="P43"><text:span text:style-name="T13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3" draw:text-style-name="P18" draw:layer="layout" svg:width="22.332cm" svg:height="15.842cm" svg:x="5.386cm" svg:y="4.166cm">
          <draw:text-box>
            <text:p text:style-name="P13"><text:span text:style-name="T31">make</text:span></text:p>
            <text:p text:style-name="P13"><text:span text:style-name="T4"><text:s/></text:span><text:span text:style-name="T4">automatisches Erstellen von Programmen (und anderem)</text:span></text:p>
            <text:p text:style-name="P13"><text:span text:style-name="T4"><text:s/></text:span><text:span text:style-name="T4">verwendet die Datei '</text:span><text:span text:style-name="T10">Makefile</text:span><text:span text:style-name="T4">'</text:span></text:p>
            <text:p text:style-name="P13"><text:span text:style-name="T4"/></text:p>
            <text:p text:style-name="P40"><text:span text:style-name="T13">$ cat Makefile</text:span></text:p>
            <text:p text:style-name="P40"><text:span text:style-name="T13">prog: prog.c</text:span></text:p>
            <text:p text:style-name="P40"><text:span text:style-name="T13"><text:s text:c="3"/></text:span><text:span text:style-name="T13">gcc prog.c -o prog</text:span></text:p>
            <text:p text:style-name="P40"><text:span text:style-name="T13">$ make</text:span></text:p>
            <text:p text:style-name="P40"><text:span text:style-name="T13">[ Compilation beginnt, “</text:span><text:span text:style-name="T32">prog</text:span><text:span text:style-name="T13">” wird erstellt ]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</text:span><text:span text:style-name="T1">A</text:span><text:span text:style-name="T1">S</text:span><text:span text:style-name="T1">:</text:span><text:span text:style-name="T1"> </text:span><text:span text:style-name="T1">B</text:span><text:span text:style-name="T1">e</text:span><text:span text:style-name="T1">t</text:span><text:span text:style-name="T1">r</text:span><text:span text:style-name="T1">i</text:span><text:span text:style-name="T1">e</text:span><text:span text:style-name="T1">b</text:span><text:span text:style-name="T1">s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e</text:span><text:span text:style-name="T1"> </text:span><text:span text:style-name="T1">-</text:span><text:span text:style-name="T1"> </text:span><text:span text:style-name="T1">C</text:span><text:span text:style-name="T1"> </text:span><text:span text:style-name="T1">C</text:span><text:span text:style-name="T1">r</text:span><text:span text:style-name="T1">a</text:span><text:span text:style-name="T1">s</text:span><text:span text:style-name="T1">h</text:span><text:span text:style-name="T1">k</text:span><text:span text:style-name="T1">u</text:span><text:span text:style-name="T1">r</text:span><text:span text:style-name="T1">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3" draw:text-style-name="P46" draw:layer="layout" svg:width="22.332cm" svg:height="15.842cm" svg:x="5.386cm" svg:y="4.166cm">
          <draw:text-box>
            <text:p text:style-name="P44"><text:span text:style-name="T13">prog: prog.c</text:span></text:p>
            <text:p text:style-name="P40"><text:span text:style-name="T13"><text:s text:c="3"/></text:span><text:span text:style-name="T13">gcc prog.c -o prog</text:span></text:p>
            <text:p text:style-name="P17"><text:span text:style-name="T4"/></text:p>
            <text:list text:style-name="L1">
              <text:list-item>
                <text:p text:style-name="P45"><text:span text:style-name="T32">prog</text:span><text:span text:style-name="T4"> ist ein Ziel bzw. eine Datei</text:span></text:p>
              </text:list-item>
              <text:list-item>
                <text:p text:style-name="P45"><text:span text:style-name="T4">die Erstellung von </text:span><text:span text:style-name="T32">prog</text:span><text:span text:style-name="T4"> hängt vom Vorhandensein von </text:span><text:span text:style-name="T32">prog.c</text:span><text:span text:style-name="T4"> ab</text:span></text:p>
              </text:list-item>
              <text:list-item>
                <text:p text:style-name="P45"><text:span text:style-name="T4">das heisst auch, dass </text:span><text:span text:style-name="T32">prog</text:span><text:span text:style-name="T4"> neu erstellt werden muss, </text:span><text:span text:style-name="T4">sobald sich </text:span><text:span text:style-name="T32">prog.c</text:span><text:span text:style-name="T4"> ändert</text:span></text:p>
              </text:list-item>
              <text:list-item>
                <text:p text:style-name="P45"><text:span text:style-name="T4">das Rezept, um </text:span><text:span text:style-name="T32">prog</text:span><text:span text:style-name="T4"> zu erstellen folgt in der nächsten </text:span><text:span text:style-name="T4">Zeile und ist eine Shell Anweisung</text:span></text:p>
              </text:list-item>
              <text:list-item>
                <text:p text:style-name="P45"><text:span text:style-name="T4">die Rezept Zeile </text:span><text:span text:style-name="T33">muss</text:span><text:span text:style-name="T31"> </text:span><text:span text:style-name="T4">zwingend mit einem Tabulator </text:span><text:span text:style-name="T4">anfangen</text:span></text:p>
              </text:list-item>
              <text:list-item>
                <text:p text:style-name="P45"><text:span text:style-name="T4">im obigen Rezept sieht man, dass der Compiler das </text:span><text:span text:style-name="T4">Programm namens </text:span><text:span text:style-name="T32">prog</text:span><text:span text:style-name="T4"> erstellt - somit ist das Ziel </text:span><text:span text:style-name="T4">erreicht.</text:span></text:p>
              </text:list-item>
            </text:list>
            <text:p text:style-name="P41"><text:span text:style-name="T4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8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12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3" svg:font-family="Helvetica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2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4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Helvetica1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2" svg:font-family="Helvetica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4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1" fo:font-family="'Trebuchet MS'" style:font-pitch="variable" fo:font-size="35.9000015258789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outline1">
      <style:graphic-properties fo:min-height="11.02cm"/>
      <style:paragraph-properties style:writing-mode="lr-tb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  <text:list-style style:name="ML1">
      <text:list-level-style-bullet text:level="1" text:bullet-char="•">
        <style:list-level-properties text:min-label-width="0.881cm"/>
        <style:text-properties fo:font-family="StarSymbol" style:font-pitch="variable" style:font-charset="x-symbol" fo:color="#292929" fo:font-size="100%"/>
      </text:list-level-style-bullet>
      <text:list-level-style-bullet text:level="2" text:bullet-char="–">
        <style:list-level-properties text:space-before="1.27cm" text:min-label-width="0.723cm"/>
        <style:text-properties fo:font-family="StarSymbol" style:font-pitch="variable" style:font-charset="x-symbol" fo:color="#29292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office:forms form:automatic-focus="false" form:apply-design-mode="false"/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Mpr1" draw:layer="backgroundobjects" svg:width="23.654cm" svg:height="11.02cm" svg:x="3.034cm" svg:y="6.281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4-10-26T11:58:04</meta:creation-date>
    <dc:date>2021-09-02T00:49:09.512670913</dc:date>
    <meta:print-date>2004-10-26T11:58:04</meta:print-date>
    <dc:language>en-US</dc:language>
    <meta:editing-cycles>40</meta:editing-cycles>
    <meta:editing-duration>P10DT13H25M30S</meta:editing-duration>
    <meta:document-statistic meta:object-count="363"/>
    <meta:user-defined meta:name="Info 1"/>
    <meta:user-defined meta:name="Info 2"/>
    <meta:user-defined meta:name="Info 3"/>
    <meta:user-defined meta:name="Info 4"/>
  </office:meta>
</office:document-meta>
</file>